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0d36" officeooo:paragraph-rsid="00030d36"/>
    </style:style>
    <style:style style:name="P2" style:family="paragraph" style:parent-style-name="Standard">
      <style:paragraph-properties fo:break-before="page"/>
      <style:text-properties officeooo:rsid="00030d36" officeooo:paragraph-rsid="00030d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</text:p>
      <text:p text:style-name="P2">Erscheinungsbild</text:p>
      <text:p text:style-name="P1">Portrait</text:p>
      <text:p text:style-name="P2">Credits</text:p>
      <text:p text:style-name="P2">Meistergruppenboge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09:11:35.771000000</meta:creation-date>
    <dc:date>2024-05-28T09:11:55.576000000</dc:date>
    <meta:editing-duration>PT20S</meta:editing-duration>
    <meta:editing-cycles>1</meta:editing-cycles>
    <meta:document-statistic meta:table-count="0" meta:image-count="0" meta:object-count="0" meta:page-count="4" meta:paragraph-count="5" meta:word-count="5" meta:character-count="54" meta:non-whitespace-character-count="54"/>
    <meta:generator>LibreOffice/24.2.3.2$Windows_X86_64 LibreOffice_project/433d9c2ded56988e8a90e6b2e771ee4e6a5ab2ba</meta:generator>
  </office:meta>
</office:document-meta>
</file>